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4f3" officeooo:paragraph-rsid="00177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1:</text:p>
      <text:p text:style-name="P1">1. mun yea mahafi taz zahara</text:p>
      <text:p text:style-name="P1">2. ms. Kayser e khuda.</text:p>
      <text:p text:style-name="P1">3. mahjabin masud.</text:p>
      <text:p text:style-name="P1">4. asfia afia</text:p>
      <text:p text:style-name="P1">5. md. Roman hasan(leader)</text:p>
      <text:p text:style-name="P1">Group 2:</text:p>
      <text:p text:style-name="P1">1. maria binte mohammad</text:p>
      <text:p text:style-name="P1">2. samira tunazzina</text:p>
      <text:p text:style-name="P1">3. golam fahmida nazmin fami</text:p>
      <text:p text:style-name="P1">4. md. Ibne sayeed</text:p>
      <text:p text:style-name="P1">5. madina afrin</text:p>
      <text:p text:style-name="P1">6. naima islam nodi(leader)</text:p>
      <text:p text:style-name="P1">group 3:</text:p>
      <text:p text:style-name="P1">1. sayed yasir rakib</text:p>
      <text:p text:style-name="P1">2. wasif hossain</text:p>
      <text:p text:style-name="P1">3. rakibul hasan ratul</text:p>
      <text:p text:style-name="P1">4. shahriar ikbal</text:p>
      <text:p text:style-name="P1">5. eshfath ara yasmin eva</text:p>
      <text:p text:style-name="P1">6. Basedul islam(leader)</text:p>
      <text:p text:style-name="P1">group 3. </text:p>
      <text:p text:style-name="P1">1. nujhat tabassssum</text:p>
      <text:p text:style-name="P1">2. maimuna haque</text:p>
      <text:p text:style-name="P1">3. kanita takiya nijhum</text:p>
      <text:p text:style-name="P1">4. tanzina islam luna</text:p>
      <text:p text:style-name="P1">5. medha joita shikdar</text:p>
      <text:p text:style-name="P1">6. Fahmid hasan onabi(leader)</text:p>
      <text:p text:style-name="P1">group 4. </text:p>
      <text:p text:style-name="P1">1. jannatun naim joti</text:p>
      <text:p text:style-name="P1">2. jasmin haque</text:p>
      <text:p text:style-name="P1">3. hamida yasmin</text:p>
      <text:p text:style-name="P1">4. Amrita dash gupta</text:p>
      <text:p text:style-name="P1">5. Ramij raja rahat</text:p>
      <text:p text:style-name="P1">6. nabila anwar(leader)</text:p>
      <text:p text:style-name="P1">Group 5. </text:p>
      <text:p text:style-name="P1">1. alamin</text:p>
      <text:p text:style-name="P1">2. Tanzima sharmin</text:p>
      <text:p text:style-name="P1">3. julekha akter badhon</text:p>
      <text:p text:style-name="P1">4. sayra haque</text:p>
      <text:p text:style-name="P1">5. prottasha modak</text:p>
      <text:p text:style-name="P1">6. Iftekharul(leader)</text:p>
      <text:p text:style-name="P1">Group 6.</text:p>
      <text:p text:style-name="P1">1. Ashik khan</text:p>
      <text:p text:style-name="P1">2. Marzia shila</text:p>
      <text:p text:style-name="P1">3.Rayhan rajon(leader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1:10:55.086071157</meta:creation-date>
    <dc:date>2018-07-06T11:25:38.530123216</dc:date>
    <meta:editing-duration>PT1M1S</meta:editing-duration>
    <meta:editing-cycles>1</meta:editing-cycles>
    <meta:document-statistic meta:table-count="0" meta:image-count="0" meta:object-count="0" meta:page-count="1" meta:paragraph-count="45" meta:word-count="148" meta:character-count="818" meta:non-whitespace-character-count="712"/>
    <meta:generator>LibreOffice/6.0.3.2$Linux_X86_64 LibreOffice_project/00m0$Build-2</meta:generator>
  </office:meta>
</office:document-meta>
</file>